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List_20_Paragraph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List_20_Paragraph">
      <style:text-properties style:font-name="Times New Roman" fo:font-size="14pt" officeooo:rsid="0015a08e" officeooo:paragraph-rsid="0015a08e" style:font-size-asian="14pt" style:font-name-complex="Times New Roman1" style:font-size-complex="14pt"/>
    </style:style>
    <style:style style:name="P4" style:family="paragraph" style:parent-style-name="Standard" style:master-page-name="Standard">
      <style:paragraph-properties style:page-number="auto"/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1"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List_20_Paragraph">
      <style:text-properties style:font-name="Times New Roman" fo:font-size="14pt" officeooo:rsid="0018f092" officeooo:paragraph-rsid="0018f092" style:font-size-asian="14pt" style:font-name-complex="Times New Roman1" style:font-size-complex="14pt"/>
    </style:style>
    <style:style style:name="P8" style:family="paragraph" style:parent-style-name="List_20_Paragraph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List_20_Paragraph">
      <style:text-properties style:font-name="Times New Roman" fo:font-size="14pt" fo:font-weight="bold" officeooo:rsid="0013f862" officeooo:paragraph-rsid="0013f862" style:font-size-asian="14pt" style:font-weight-asian="bold" style:font-name-complex="Times New Roman1" style:font-size-complex="14pt"/>
    </style:style>
    <style:style style:name="P10" style:family="paragraph" style:parent-style-name="List_20_Paragraph">
      <style:text-properties style:font-name="Times New Roman" fo:font-size="14pt" fo:font-weight="bold" officeooo:rsid="0016ec35" officeooo:paragraph-rsid="0016ec35" style:font-size-asian="14pt" style:font-weight-asian="bold" style:font-name-complex="Times New Roman1" style:font-size-complex="14pt"/>
    </style:style>
    <style:style style:name="P11" style:family="paragraph" style:parent-style-name="List_20_Paragraph">
      <style:text-properties style:font-name="Times New Roman" fo:font-size="14pt" fo:font-weight="bold" officeooo:rsid="001aa25f" officeooo:paragraph-rsid="001aa25f" style:font-size-asian="14pt" style:font-weight-asian="bold" style:font-name-complex="Times New Roman1" style:font-size-complex="14pt"/>
    </style:style>
    <style:style style:name="P12" style:family="paragraph" style:parent-style-name="List_20_Paragraph">
      <style:text-properties style:font-name="Times New Roman" fo:font-size="14pt" fo:font-weight="bold" officeooo:rsid="0015a08e" officeooo:paragraph-rsid="0015a08e" style:font-size-asian="14pt" style:font-weight-asian="bold" style:font-name-complex="Times New Roman1" style:font-size-complex="14pt" style:font-weight-complex="bold"/>
    </style:style>
    <style:style style:name="P13" style:family="paragraph" style:parent-style-name="List_20_Paragraph">
      <style:text-properties style:font-name="Times New Roman" fo:font-size="14pt" fo:font-weight="bold" officeooo:rsid="001e39cd" officeooo:paragraph-rsid="001e39cd" style:font-size-asian="14pt" style:font-weight-asian="bold" style:font-name-complex="Times New Roman1" style:font-size-complex="14pt" style:font-weight-complex="bold"/>
    </style:style>
    <style:style style:name="P14" style:family="paragraph" style:parent-style-name="List_20_Paragraph">
      <style:text-properties style:font-name="Times New Roman" fo:font-size="14pt" fo:font-weight="bold" officeooo:rsid="001b4c49" officeooo:paragraph-rsid="001b4c49" style:font-size-asian="14pt" style:font-weight-asian="bold" style:font-name-complex="Times New Roman1" style:font-size-complex="14pt"/>
    </style:style>
    <style:style style:name="P15" style:family="paragraph" style:parent-style-name="List_20_Paragraph">
      <style:text-properties style:font-name="Times New Roman" fo:font-size="14pt" fo:font-weight="bold" officeooo:paragraph-rsid="0013f862" style:font-size-asian="14pt" style:font-weight-asian="bold" style:font-name-complex="Times New Roman1" style:font-size-complex="14pt"/>
    </style:style>
    <style:style style:name="P16" style:family="paragraph" style:parent-style-name="List_20_Paragraph">
      <style:text-properties style:font-name="Times New Roman" fo:font-size="14pt" fo:font-weight="bold" officeooo:rsid="001c6920" officeooo:paragraph-rsid="001c6920" style:font-size-asian="14pt" style:font-weight-asian="bold" style:font-name-complex="Times New Roman1" style:font-size-complex="14pt"/>
    </style:style>
    <style:style style:name="P17" style:family="paragraph" style:parent-style-name="Preformatted_20_Text">
      <style:text-properties style:font-name="Times New Roman" fo:font-size="14pt" fo:font-weight="bold" officeooo:rsid="0016ec35" officeooo:paragraph-rsid="0016ec35" style:font-size-asian="14pt" style:font-weight-asian="bold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officeooo:rsid="00178643"/>
    </style:style>
    <style:style style:name="T3" style:family="text">
      <style:text-properties fo:font-style="normal" officeooo:rsid="00178643" style:font-style-asian="normal" style:font-style-complex="normal"/>
    </style:style>
    <style:style style:name="T4" style:family="text">
      <style:text-properties officeooo:rsid="001b6364"/>
    </style:style>
    <style:style style:name="T5" style:family="text">
      <style:text-properties officeooo:rsid="001c32c8"/>
    </style:style>
    <style:style style:name="T6" style:family="text">
      <style:text-properties officeooo:rsid="001c6920"/>
    </style:style>
    <style:style style:name="T7" style:family="text">
      <style:text-properties officeooo:rsid="001d0288"/>
    </style:style>
    <style:style style:name="T8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ACTICE</text:p>
      <text:list xml:id="list7782267118709833058" text:style-name="WWNum1">
        <text:list-item>
          <text:p text:style-name="P6">List the last name and salary of employees who earn between $5,000 and $12,000 and are in department 20 or 50. Label the columns Employee and Monthly salary.</text:p>
        </text:list-item>
      </text:list>
      <text:p text:style-name="P1">Ans:</text:p>
      <text:p text:style-name="P9">select last_name as Employee, salary as Monthly_Salary from Employees where </text:p>
      <text:p text:style-name="P9">department_id=20 or department_id=50 and </text:p>
      <text:p text:style-name="P9">salary <text:s/>between 5000 and 12000 ;</text:p>
      <text:p text:style-name="P1"/>
      <text:list xml:id="list141206799804200" text:continue-numbering="true" text:style-name="WWNum1">
        <text:list-item>
          <text:p text:style-name="P6">Display the employee’s last name and calculate the number of months between today and the date the employee was hired. Label the column MONTHS_WORKED. Order your results by the number of months employed.</text:p>
        </text:list-item>
      </text:list>
      <text:p text:style-name="P1">Ans:</text:p>
      <text:p text:style-name="P15"><text:span text:style-name="T4">select Last_Name As Employee,months_between(sysdate,hire_date) as months_worked from Employees order by months_worked;</text:span></text:p>
      <text:p text:style-name="P2"/>
      <text:list xml:id="list141206114378387" text:continue-numbering="true" text:style-name="WWNum1">
        <text:list-item>
          <text:p text:style-name="P6">Display the last name, hire date and day (ex: Monday) of the week on which the employee started. Label the column DAY. Order the results by the day of the week starting with Monday.</text:p>
        </text:list-item>
      </text:list>
      <text:p text:style-name="P1">Ans:</text:p>
      <text:p text:style-name="P12">select last_name as employee,hire_date,TO_CHAR(hire_date, 'day') as "day" from Employees order by <text:span text:style-name="T7">mod(</text:span>to_char(sysdate, 'd')<text:span text:style-name="T7">+5,7)</text:span> ;</text:p>
      <text:p text:style-name="P3"/>
      <text:list xml:id="list141207613845640" text:continue-numbering="true" text:style-name="WWNum1">
        <text:list-item>
          <text:p text:style-name="P6">Display the employee last name and employee number along with their manager’s last name and manager number. Label the columns EMPLOYEE, EMP#, MANAGER and MGR#.</text:p>
        </text:list-item>
      </text:list>
      <text:p text:style-name="P1">Ans:</text:p>
      <text:p text:style-name="P14">select e.Last_Name as Employee,e.Employee_Id as Emp#,m.last_name as Manager,m.employee_id as mgr# from employees e join employees m on(m.manager_id=e.employee_id);</text:p>
      <text:p text:style-name="P2"/>
      <text:list xml:id="list141206556129688" text:continue-numbering="true" text:style-name="WWNum1">
        <text:list-item>
          <text:p text:style-name="P6">Display the minimum, maximum, sum and average salary for each job type.</text:p>
        </text:list-item>
      </text:list>
      <text:p text:style-name="P1">Ans:</text:p>
      <text:p text:style-name="P12">select max(salary),min(salary),avg(salary) from employees group by job_id;</text:p>
      <text:p text:style-name="P3"/>
      <text:list xml:id="list141207836980783" text:continue-numbering="true" text:style-name="WWNum1">
        <text:list-item>
          <text:p text:style-name="P5"><text:soft-page-break/><text:span text:style-name="T1">Create the EMPLOYEES2 table based on the structure of the EMPLOYEES table. Include only the EMPLOYEE_ID, FIRST_NAME, LAST_NAME, SALARY AND DEPARTMENT_ID columns. Name the columns in your new table ID, FIRST_NAME, LAST_NAME, SALARY AND DEPT_ID.</text:span></text:p>
        </text:list-item>
      </text:list>
      <text:p text:style-name="P1">Ans:</text:p>
      <text:p text:style-name="P10">create table emp1 as select EMPLOYEE_ID as id, FIRST_NAME, LAST_NAME, SALARY,DEPARTMENT_ID as dept_id from employees;</text:p>
      <text:p text:style-name="P2"/>
      <text:list xml:id="list141207247126285" text:continue-numbering="true" text:style-name="WWNum1">
        <text:list-item>
          <text:p text:style-name="P6">Rename the EMPLOYEES@ table to EMP.</text:p>
        </text:list-item>
      </text:list>
      <text:p text:style-name="P1">Ans:</text:p>
      <text:p text:style-name="P17"><text:span text:style-name="Strong_20_Emphasis"><text:tab/></text:span><text:span text:style-name="Strong_20_Emphasis"><text:span text:style-name="T2">rename table</text:span></text:span><text:span text:style-name="Strong_20_Emphasis"> </text:span><text:span text:style-name="Emphasis"><text:span text:style-name="T3">Employees to emp2;</text:span></text:span></text:p>
      <text:p text:style-name="P2"/>
      <text:list xml:id="list141206565436076" text:continue-numbering="true" text:style-name="WWNum1">
        <text:list-item>
          <text:p text:style-name="P6">Modify the EMP table. Add a COMMISSION column of NUMBER data type, Precision 2, scale 2. Add a constraint to the commission column.</text:p>
        </text:list-item>
      </text:list>
      <text:p text:style-name="P1">Ans:</text:p>
      <text:p text:style-name="P13">Alter Table Emp Add Commission3 Number(2,2) CONSTRAINT comm check(commission3 is not null);</text:p>
      <text:p text:style-name="P7"/>
      <text:list xml:id="list141207602339964" text:continue-numbering="true" text:style-name="WWNum1">
        <text:list-item>
          <text:p text:style-name="P6">Create a view called EMPLOYEES_VU based on the employee numbers, employee names and department numbers from the EMPLOYEES table. Change the heading for the employee name to EMPLOYEE.</text:p>
        </text:list-item>
      </text:list>
      <text:p text:style-name="P1">Ans:</text:p>
      <text:p text:style-name="P11">create view Employees_Vu1 (Employee_number,Employee,Department_name) as select e.employee_id,e.first_name,d.department_name from employees e join departments d on(d.department_id=e.department_id);</text:p>
      <text:p text:style-name="P2"/>
      <text:list xml:id="list141208050037477" text:continue-numbering="true" text:style-name="WWNum1">
        <text:list-item>
          <text:p text:style-name="P6">Create a View with the following columns first name, last name, salary, department name, manager name, job title.</text:p>
        </text:list-item>
      </text:list>
      <text:p text:style-name="P1">Ans:</text:p>
      <text:p text:style-name="P16">Create View Description (Fisrt_Name,Last_Name,Salary,Department_Name,Manager_Name,Job_Title) As</text:p>
      <text:p text:style-name="P16">Select E.First_Name,E.Last_Name,E.Salary,D.Department_Name,M.First_Name,J.Job_Title From </text:p>
      <text:p text:style-name="P16"><text:soft-page-break/>Employees E </text:p>
      <text:p text:style-name="P16">Join </text:p>
      <text:p text:style-name="P16">Employees M On(M.Manager_Id=E.Employee_Id)</text:p>
      <text:p text:style-name="P16">Join </text:p>
      <text:p text:style-name="P16">Departments D On(E.Department_Id=D.Department_Id)</text:p>
      <text:p text:style-name="P16">Join </text:p>
      <text:p text:style-name="P16">jobs j on (e.job_id=j.job_id);</text:p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</meta:initial-creator>
    <meta:editing-cycles>17</meta:editing-cycles>
    <meta:creation-date>2018-09-04T06:32:00</meta:creation-date>
    <dc:date>2018-09-06T14:12:05.956493772</dc:date>
    <meta:editing-duration>PT2H11M12S</meta:editing-duration>
    <meta:generator>LibreOffice/4.2.8.2$Linux_X86_64 LibreOffice_project/420m0$Build-2</meta:generator>
    <meta:document-statistic meta:table-count="0" meta:image-count="0" meta:object-count="0" meta:page-count="3" meta:paragraph-count="41" meta:word-count="401" meta:character-count="2946" meta:non-whitespace-character-count="25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